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O que são Streams em Java?</text:span></text:h>
      <text:p text:style-name="Text_20_body">As <text:span text:style-name="Emphasis">Streams</text:span> no Java, introduzidas no <text:span text:style-name="Strong_20_Emphasis">Java 8</text:span>, fazem parte do pacote <text:span text:style-name="Source_20_Text">java.util.stream</text:span> e são utilizadas para processar coleções de dados de forma funcional e eficiente. Uma <text:span text:style-name="Emphasis">Stream</text:span> é uma sequência de elementos que suporta operações como filtragem, mapeamento, redução e muito mais.</text:p>
      <text:p text:style-name="Text_20_body">Elas são projetadas para trabalhar com grandes conjuntos de dados de forma declarativa, simplificando o processamento e evitando a manipulação explícita de loops ou coleções.</text:p>
      <text:p text:style-name="Horizontal_20_Line"/>
      <text:h text:style-name="Heading_20_3" text:outline-level="3"><text:span text:style-name="Strong_20_Emphasis">Para que servem?</text:span></text:h>
      <text:p text:style-name="Text_20_body"><text:span text:style-name="Emphasis">Streams</text:span> são utilizadas para realizar operações como:</text:p>
      <text:list xml:id="list3301195625" text:style-name="L1">
        <text:list-item>
          <text:p text:style-name="P7"><text:span text:style-name="Strong_20_Emphasis">Filtrar</text:span> elementos de coleções.</text:p>
        </text:list-item>
        <text:list-item>
          <text:p text:style-name="P7"><text:span text:style-name="Strong_20_Emphasis">Transformar</text:span> elementos (por exemplo, converter uma lista de strings em uma lista de números).</text:p>
        </text:list-item>
        <text:list-item>
          <text:p text:style-name="P7"><text:span text:style-name="Strong_20_Emphasis">Reduzir</text:span> elementos a um único valor (por exemplo, somar números ou concatenar strings).</text:p>
        </text:list-item>
        <text:list-item>
          <text:p text:style-name="P3"><text:span text:style-name="Strong_20_Emphasis">Processar dados em paralelo</text:span>, aumentando a eficiência em coleções grandes.</text:p>
        </text:list-item>
      </text:list>
      <text:p text:style-name="Horizontal_20_Line"/>
      <text:h text:style-name="Heading_20_3" text:outline-level="3"><text:span text:style-name="Strong_20_Emphasis">Principais características</text:span></text:h>
      <text:h text:style-name="Heading_20_4" text:outline-level="4"><text:span text:style-name="Strong_20_Emphasis">Positivas</text:span></text:h>
      <text:list xml:id="list2824347539" text:style-name="L2">
        <text:list-item>
          <text:p text:style-name="P8"><text:span text:style-name="Strong_20_Emphasis">Abordagem declarativa</text:span>: Permite expressar operações de forma mais concisa e legível.</text:p>
        </text:list-item>
        <text:list-item>
          <text:p text:style-name="P8"><text:span text:style-name="Strong_20_Emphasis">Lazy evaluation</text:span>: As operações intermediárias só são executadas quando uma operação terminal é chamada, otimizando o desempenho.</text:p>
        </text:list-item>
        <text:list-item>
          <text:p text:style-name="P8"><text:span text:style-name="Strong_20_Emphasis">Processamento em paralelo</text:span>: Fácil de implementar com <text:span text:style-name="Source_20_Text">parallelStream()</text:span>, melhorando a performance em casos de dados grandes.</text:p>
        </text:list-item>
        <text:list-item>
          <text:p text:style-name="P8"><text:span text:style-name="Strong_20_Emphasis">Imutabilidade</text:span>: <text:span text:style-name="Emphasis">Streams</text:span> não alteram a coleção original, mantendo o código seguro e sem efeitos colaterais.</text:p>
        </text:list-item>
        <text:list-item>
          <text:p text:style-name="P4"><text:span text:style-name="Strong_20_Emphasis">Flexibilidade</text:span>: Suporta operações encadeadas como <text:span text:style-name="Source_20_Text">filter()</text:span>, <text:span text:style-name="Source_20_Text">map()</text:span>, <text:span text:style-name="Source_20_Text">collect()</text:span> etc.</text:p>
        </text:list-item>
      </text:list>
      <text:h text:style-name="Heading_20_4" text:outline-level="4"><text:span text:style-name="Strong_20_Emphasis">Negativas</text:span></text:h>
      <text:list xml:id="list132689300" text:style-name="L3">
        <text:list-item>
          <text:p text:style-name="P9"><text:span text:style-name="Strong_20_Emphasis">Legibilidade em excesso</text:span>: Quando muito complexas, as operações encadeadas podem se tornar difíceis de entender.</text:p>
        </text:list-item>
        <text:list-item>
          <text:p text:style-name="P9"><text:span text:style-name="Strong_20_Emphasis">Dificuldade de depuração</text:span>: É mais complicado depurar <text:span text:style-name="Emphasis">streams</text:span> do que um código imperativo com laços.</text:p>
        </text:list-item>
        <text:list-item>
          <text:p text:style-name="P9"><text:span text:style-name="Strong_20_Emphasis">Sobrecarga inicial</text:span>: A curva de aprendizado pode ser alta para quem não está familiarizado com o paradigma funcional.</text:p>
        </text:list-item>
        <text:list-item>
          <text:p text:style-name="P5"><text:span text:style-name="Strong_20_Emphasis">Cuidado com paralelismo</text:span>: Usar <text:span text:style-name="Source_20_Text">parallelStream()</text:span> de forma indiscriminada pode levar a problemas de desempenho ou condições de corrida, especialmente em sistemas com IO ou acesso a banco de dados.</text:p>
        </text:list-item>
      </text:list>
      <text:p text:style-name="Horizontal_20_Line"/>
      <text:h text:style-name="Heading_20_3" text:outline-level="3"><text:soft-page-break/><text:span text:style-name="Strong_20_Emphasis">Exemplo prático</text:span></text:h>
      <text:h text:style-name="Heading_20_4" text:outline-level="4"><text:span text:style-name="Strong_20_Emphasis">1. Lista de números: filtrar, transformar e somar</text:span></text:h>
      <text:p text:style-name="Preformatted_20_Text">java</text:p>
      <text:p text:style-name="Preformatted_20_Text">Copiar código</text:p>
      <text:p text:style-name="P1"><text:span text:style-name="Source_20_Text">import java.util.Arrays;</text:span></text:p>
      <text:p text:style-name="P1"><text:span text:style-name="Source_20_Text">import java.util.List;</text:span></text:p>
      <text:p text:style-name="P1"/>
      <text:p text:style-name="P1"><text:span text:style-name="Source_20_Text">public class StreamExample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List&lt;Integer&gt; numbers = Arrays.asList(1, 2, 3, 4, 5, 6);</text:span></text:p>
      <text:p text:style-name="P1"/>
      <text:p text:style-name="P1"><text:span text:style-name="Source_20_Text"><text:s text:c="8"/>// Usando Streams para processar os números</text:span></text:p>
      <text:p text:style-name="P1"><text:span text:style-name="Source_20_Text"><text:s text:c="8"/>int sum = numbers.stream()</text:span></text:p>
      <text:p text:style-name="P1"><text:span text:style-name="Source_20_Text"><text:s text:c="25"/>.filter(n -&gt; n % 2 == 0) // Filtra números pares</text:span></text:p>
      <text:p text:style-name="P1"><text:span text:style-name="Source_20_Text"><text:s text:c="25"/>.map(n -&gt; n * n) <text:s text:c="7"/>// Eleva ao quadrado</text:span></text:p>
      <text:p text:style-name="P1"><text:span text:style-name="Source_20_Text"><text:s text:c="25"/>.reduce(0, Integer::sum); // Soma os resultados</text:span></text:p>
      <text:p text:style-name="P1"/>
      <text:p text:style-name="P1"><text:span text:style-name="Source_20_Text"><text:s text:c="8"/>System.out.println("Soma dos quadrados dos números pares: " + sum)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<text:span text:style-name="Strong_20_Emphasis">Saída:</text:span><text:line-break/><text:span text:style-name="Source_20_Text">Soma dos quadrados dos números pares: 56</text:span></text:p>
      <text:p text:style-name="Horizontal_20_Line"/>
      <text:h text:style-name="Heading_20_4" text:outline-level="4"><text:span text:style-name="Strong_20_Emphasis">2. Lista de Strings: Filtrar e coletar</text:span></text:h>
      <text:p text:style-name="Preformatted_20_Text">java</text:p>
      <text:p text:style-name="Preformatted_20_Text">Copiar código</text:p>
      <text:p text:style-name="P1"><text:span text:style-name="Source_20_Text">import java.util.Arrays;</text:span></text:p>
      <text:p text:style-name="P1"><text:span text:style-name="Source_20_Text">import java.util.List;</text:span></text:p>
      <text:p text:style-name="P1"><text:span text:style-name="Source_20_Text">import java.util.stream.Collectors;</text:span></text:p>
      <text:p text:style-name="P1"/>
      <text:p text:style-name="P1"><text:span text:style-name="Source_20_Text">public class StreamExample2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List&lt;String&gt; names = Arrays.asList("Ana", "João", "Maria", "Pedro", "Joana");</text:span></text:p>
      <text:p text:style-name="P1"/>
      <text:p text:style-name="P1"><text:span text:style-name="Source_20_Text"><text:s text:c="8"/>// Filtrar nomes que começam com "J" e coletar em uma nova lista</text:span></text:p>
      <text:p text:style-name="P1"><text:span text:style-name="Source_20_Text"><text:s text:c="8"/>List&lt;String&gt; filteredNames = names.stream()</text:span></text:p>
      <text:p text:style-name="P1"><text:span text:style-name="Source_20_Text"><text:s text:c="42"/>.filter(name -&gt; name.startsWith("J"))</text:span></text:p>
      <text:p text:style-name="P1"><text:span text:style-name="Source_20_Text"><text:s text:c="42"/>.collect(Collectors.toList());</text:span></text:p>
      <text:p text:style-name="P1"/>
      <text:p text:style-name="P1"><text:span text:style-name="Source_20_Text"><text:s text:c="8"/>System.out.println("Nomes que começam com 'J': " + filteredNames)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<text:span text:style-name="Strong_20_Emphasis">Saída:</text:span><text:line-break/><text:span text:style-name="Source_20_Text">Nomes que começam com 'J': [João, Joana]</text:span></text:p>
      <text:p text:style-name="Horizontal_20_Line"/>
      <text:h text:style-name="Heading_20_4" text:outline-level="4"><text:span text:style-name="Strong_20_Emphasis">3. Processamento em paralelo</text:span></text:h>
      <text:p text:style-name="Preformatted_20_Text">java</text:p>
      <text:p text:style-name="Preformatted_20_Text">Copiar código</text:p>
      <text:p text:style-name="P1"><text:span text:style-name="Source_20_Text">import java.util.stream.IntStream;</text:span></text:p>
      <text:p text:style-name="P1"/>
      <text:p text:style-name="P1"><text:span text:style-name="Source_20_Text">public class ParallelStreamExample {</text:span></text:p>
      <text:p text:style-name="P1"><text:soft-page-break/><text:span text:style-name="Source_20_Text"><text:s text:c="4"/>public static void main(String[] args) {</text:span></text:p>
      <text:p text:style-name="P1"><text:span text:style-name="Source_20_Text"><text:s text:c="8"/>// Soma de números usando processamento paralelo</text:span></text:p>
      <text:p text:style-name="P1"><text:span text:style-name="Source_20_Text"><text:s text:c="8"/>int sum = IntStream.range(1, 1000000)</text:span></text:p>
      <text:p text:style-name="P1"><text:span text:style-name="Source_20_Text"><text:s text:c="27"/>.parallel() // Ativa o processamento em paralelo</text:span></text:p>
      <text:p text:style-name="P1"><text:span text:style-name="Source_20_Text"><text:s text:c="27"/>.filter(n -&gt; n % 2 == 0)</text:span></text:p>
      <text:p text:style-name="P1"><text:span text:style-name="Source_20_Text"><text:s text:c="27"/>.sum();</text:span></text:p>
      <text:p text:style-name="P1"/>
      <text:p text:style-name="P1"><text:span text:style-name="Source_20_Text"><text:s text:c="8"/>System.out.println("Soma dos números pares: " + sum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p text:style-name="Text_20_body">Com <text:span text:style-name="Emphasis">Streams</text:span>, tarefas comuns de manipulação de dados tornam-se mais expressivas e frequentemente mais eficientes. Entretanto, é essencial avaliar quando usá-las para manter a simplicidade e a performan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0:04:50.908340639</meta:creation-date>
    <dc:date>2024-11-19T10:08:26.912957990</dc:date>
    <meta:editing-duration>PT3M39S</meta:editing-duration>
    <meta:editing-cycles>1</meta:editing-cycles>
    <meta:document-statistic meta:table-count="0" meta:image-count="0" meta:object-count="0" meta:page-count="3" meta:paragraph-count="71" meta:word-count="535" meta:character-count="4003" meta:non-whitespace-character-count="3193"/>
    <meta:generator>LibreOffice/7.0.4.2$Linux_X86_64 LibreOffice_project/00$Build-2</meta:generator>
  </office:meta>
</office:document-meta>
</file>